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9eac6" officeooo:paragraph-rsid="0009eac6"/>
    </style:style>
    <style:style style:name="P2" style:family="paragraph" style:parent-style-name="Standard">
      <style:text-properties style:font-name="Times New Roman" officeooo:rsid="000ad8fc" officeooo:paragraph-rsid="000ad8fc"/>
    </style:style>
    <style:style style:name="T1" style:family="text">
      <style:text-properties officeooo:rsid="000a3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B en pagina trescientos nueve en el libro de texto</text:p>
      <text:p text:style-name="P1">Oleksandr Yardas</text:p>
      <text:p text:style-name="P1">siete de noviembre del año dos mil dieciseis</text:p>
      <text:p text:style-name="P1">Spn 105-01</text:p>
      <text:p text:style-name="P1"/>
      <text:p text:style-name="P2">Paso1 </text:p>
      <text:p text:style-name="P1">1) Es el día festivo más divertido del año. Es un día festivo divertisimo en el año.</text:p>
      <text:p text:style-name="P1">2) Es la clase más interasante de todas mis clases. Es una clase interasantisimo de mí.</text:p>
      <text:p text:style-name="P1">3) Es la persona más inteligente de todos mis amigos. Es una persona inteligentisimo de mis amigos.</text:p>
      <text:p text:style-name="P1">4) Es la ciudad más grande del Estados Unidos. Es una ciudad grandisimo en Estados Unidos.</text:p>
      <text:p text:style-name="P1">5) Es el estado más pequeño del país. Es un estado pequeñisimo en el país.</text:p>
      <text:p text:style-name="P1">6) Es el metro más rápido del mundo. Es un metro rápidisimo.</text:p>
      <text:p text:style-name="P1">7) Es la residencia más ruidosa de la universidad. Es una residencia ruidosisimo en la universidad.</text:p>
      <text:p text:style-name="P1">8) Es la montaña más alta <text:span text:style-name="T1">del mundo. Es una montaña altisi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6:01:02.948817000</meta:creation-date>
    <dc:date>2016-11-07T16:16:35.952535000</dc:date>
    <meta:editing-duration>PT2M2S</meta:editing-duration>
    <meta:editing-cycles>2</meta:editing-cycles>
    <meta:generator>LibreOffice/5.2.2.2$MacOSX_X86_64 LibreOffice_project/8f96e87c890bf8fa77463cd4b640a2312823f3ad</meta:generator>
    <meta:document-statistic meta:table-count="0" meta:image-count="0" meta:object-count="0" meta:page-count="1" meta:paragraph-count="13" meta:word-count="145" meta:character-count="790" meta:non-whitespace-character-count="657"/>
  </office:meta>
</office:document-meta>
</file>